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o1" style:family="table-column">
      <style:table-column-properties fo:break-before="auto" style:column-width="9.18633333333333cm"/>
    </style:style>
    <style:style style:name="co2" style:family="table-column">
      <style:table-column-properties fo:break-before="auto" style:column-width="3.6195cm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Sprint 0 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âch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Com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éation BDD</text:p>
          </table:table-cell>
          <table:table-cell office:value-type="string" table:style-name="ce3">
            <text:p>All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réation d'un page html pour l'affichage des résultats</text:p>
          </table:table-cell>
          <table:table-cell office:value-type="string" table:style-name="ce3">
            <text:p>Luc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onnexion à la bdd</text:p>
          </table:table-cell>
          <table:table-cell office:value-type="string" table:style-name="ce3">
            <text:p>Laure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Back : calcul du prix</text:p>
          </table:table-cell>
          <table:table-cell office:value-type="string" table:style-name="ce3">
            <text:p>Sar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nitialisation du projet</text:p>
          </table:table-cell>
          <table:table-cell office:value-type="string" table:style-name="ce3">
            <text:p>Luca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rint 1 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PI : récupération du type de contrat en fonction du cli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PI : récupération du prix en fonction d'un contra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uthentification / token =&gt; Front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arah</dc:creator>
    <meta:creation-date>2021-01-04T10:16:30Z</meta:creation-date>
    <dc:date>2021-01-05T08:30:46Z</dc:date>
    <meta:editing-cycles>1</meta:editing-cycles>
    <meta:editing-duration>PT78S</meta:editing-duration>
  </office:meta>
</office:document-meta>
</file>